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text-properties fo:color="#cc9966" fo:font-weight="bold" style:font-weight-asian="bold" style:font-weight-complex="bold"/>
    </style:style>
    <style:style style:name="ce5" style:family="table-cell" style:parent-style-name="Default" style:data-style-name="N120"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b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z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b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z</text:p>
          </table:table-cell>
          <table:table-cell/>
          <table:table-cell table:number-columns-repeated="2" table:style-name="ce1" office:value-type="string" calcext:value-type="string">
            <text:p>ID</text:p>
          </table:table-cell>
          <table:table-cell table:style-name="ce1" office:value-type="string" calcext:value-type="string">
            <text:p>Comb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z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b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z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b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z</text:p>
          </table:table-cell>
        </table:table-row>
        <table:table-row table:style-name="ro1">
          <table:table-cell table:style-name="ce1" table:number-columns-repeated="2"/>
          <table:table-cell table:number-columns-repeated="3" table:style-name="ce2" office:value-type="string" calcext:value-type="string">
            <text:p>kN</text:p>
          </table:table-cell>
          <table:table-cell/>
          <table:table-cell table:style-name="ce1" table:number-columns-repeated="2"/>
          <table:table-cell table:number-columns-repeated="3" table:style-name="ce2" office:value-type="string" calcext:value-type="string">
            <text:p>kN</text:p>
          </table:table-cell>
          <table:table-cell table:number-columns-repeated="2"/>
          <table:table-cell table:style-name="ce1" table:number-columns-repeated="2"/>
          <table:table-cell table:number-columns-repeated="3" table:style-name="ce2" office:value-type="string" calcext:value-type="string">
            <text:p>kN</text:p>
          </table:table-cell>
          <table:table-cell/>
          <table:table-cell table:style-name="ce1" table:number-columns-repeated="2"/>
          <table:table-cell table:number-columns-repeated="3" table:style-name="ce2" office:value-type="string" calcext:value-type="string">
            <text:p>kN</text:p>
          </table:table-cell>
          <table:table-cell/>
          <table:table-cell table:style-name="ce1" table:number-columns-repeated="2"/>
          <table:table-cell table:number-columns-repeated="3" table:style-name="ce2" office:value-type="string" calcext:value-type="string">
            <text:p>k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U00</text:p>
          </table:table-cell>
          <table:table-cell office:value-type="float" office:value="-0.0000000005631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7.44938" calcext:value-type="float">
            <text:p>7.4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LU00</text:p>
          </table:table-cell>
          <table:table-cell table:style-name="ce3" office:value-type="float" office:value="-0.0669798" calcext:value-type="float">
            <text:p>-0.067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140.326" calcext:value-type="float">
            <text:p>140.32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LU00</text:p>
          </table:table-cell>
          <table:table-cell table:style-name="ce3" office:value-type="float" office:value="-0.00443009999999999" calcext:value-type="float">
            <text:p>-0.004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174.7017" calcext:value-type="float">
            <text:p>174.70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ELU00</text:p>
          </table:table-cell>
          <table:table-cell table:style-name="ce3" office:value-type="float" office:value="0.0714099" calcext:value-type="float">
            <text:p>0.071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142.167" calcext:value-type="float">
            <text:p>142.16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ELU00</text:p>
          </table:table-cell>
          <table:table-cell table:style-name="ce3" office:value-type="float" office:value="0.000000000356413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5.51743" calcext:value-type="float">
            <text:p>5.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U01</text:p>
          </table:table-cell>
          <table:table-cell office:value-type="float" office:value="0.000000000514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2.1736" calcext:value-type="float">
            <text:p>12.1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LU01</text:p>
          </table:table-cell>
          <table:table-cell table:style-name="ce3" office:value-type="float" office:value="-0.101166" calcext:value-type="float">
            <text:p>-0.101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212.089" calcext:value-type="float">
            <text:p>212.08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LU01</text:p>
          </table:table-cell>
          <table:table-cell table:style-name="ce3" office:value-type="float" office:value="-0.00672500000000001" calcext:value-type="float">
            <text:p>-0.007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265" calcext:value-type="float">
            <text:p>265.00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ELU01</text:p>
          </table:table-cell>
          <table:table-cell table:style-name="ce3" office:value-type="float" office:value="0.107892" calcext:value-type="float">
            <text:p>0.108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214.91" calcext:value-type="float">
            <text:p>214.91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ELU01</text:p>
          </table:table-cell>
          <table:table-cell table:style-name="ce3" office:value-type="float" office:value="0.000000000665189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9.29759" calcext:value-type="float">
            <text:p>9.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U02</text:p>
          </table:table-cell>
          <table:table-cell office:value-type="float" office:value="-0.0000000001553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9.49352" calcext:value-type="float">
            <text:p>9.4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LU02</text:p>
          </table:table-cell>
          <table:table-cell table:style-name="ce3" office:value-type="float" office:value="-0.081772" calcext:value-type="float">
            <text:p>-0.082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171.378" calcext:value-type="float">
            <text:p>171.37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LU02</text:p>
          </table:table-cell>
          <table:table-cell table:style-name="ce3" office:value-type="float" office:value="-0.00542330000000001" calcext:value-type="float">
            <text:p>-0.005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213.773" calcext:value-type="float">
            <text:p>213.77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ELU02</text:p>
          </table:table-cell>
          <table:table-cell table:style-name="ce3" office:value-type="float" office:value="0.0871953" calcext:value-type="float">
            <text:p>0.087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173.642" calcext:value-type="float">
            <text:p>173.64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ELU02</text:p>
          </table:table-cell>
          <table:table-cell table:style-name="ce3" office:value-type="float" office:value="0.0000000016293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7.15308" calcext:value-type="float">
            <text:p>7.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U03</text:p>
          </table:table-cell>
          <table:table-cell office:value-type="float" office:value="0.0000000001598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4.2177" calcext:value-type="float">
            <text:p>14.2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LU03</text:p>
          </table:table-cell>
          <table:table-cell table:style-name="ce3" office:value-type="float" office:value="-0.115958" calcext:value-type="float">
            <text:p>-0.116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243.141" calcext:value-type="float">
            <text:p>243.14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LU03</text:p>
          </table:table-cell>
          <table:table-cell table:style-name="ce3" office:value-type="float" office:value="-0.007719" calcext:value-type="float">
            <text:p>-0.008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304.071" calcext:value-type="float">
            <text:p>304.07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ELU03</text:p>
          </table:table-cell>
          <table:table-cell table:style-name="ce3" office:value-type="float" office:value="0.123677" calcext:value-type="float">
            <text:p>0.124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246.386" calcext:value-type="float">
            <text:p>246.38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ELU03</text:p>
          </table:table-cell>
          <table:table-cell table:style-name="ce3" office:value-type="float" office:value="-0.000000000304802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10.9332" calcext:value-type="float">
            <text:p>10.933</text:p>
          </table:table-cell>
        </table:table-row>
        <table:table-row table:style-name="ro1">
          <table:table-cell table:number-columns-repeated="2"/>
          <table:table-cell table:style-name="ce4" table:formula="of:=MAX([.C3:.C4])" office:value-type="float" office:value="0.000000000514453" calcext:value-type="float">
            <text:p>0.000</text:p>
          </table:table-cell>
          <table:table-cell table:style-name="ce4" table:formula="of:=MAX([.D3:.D4])" office:value-type="float" office:value="0" calcext:value-type="float">
            <text:p>0.000</text:p>
          </table:table-cell>
          <table:table-cell table:style-name="ce4" table:formula="of:=MAX([.E3:.E4])" office:value-type="float" office:value="12.1736" calcext:value-type="float">
            <text:p>12.174</text:p>
          </table:table-cell>
          <table:table-cell table:number-columns-repeated="3"/>
          <table:table-cell table:style-name="ce4" table:formula="of:=MAX([.I3:.I4])" office:value-type="float" office:value="-0.0669798" calcext:value-type="float">
            <text:p>-0.067</text:p>
          </table:table-cell>
          <table:table-cell table:style-name="ce4" table:formula="of:=MAX([.J3:.J4])" office:value-type="float" office:value="0" calcext:value-type="float">
            <text:p>0.000</text:p>
          </table:table-cell>
          <table:table-cell table:style-name="ce4" table:formula="of:=MAX([.K3:.K4])" office:value-type="float" office:value="212.089" calcext:value-type="float">
            <text:p>212.089</text:p>
          </table:table-cell>
          <table:table-cell table:number-columns-repeated="4"/>
          <table:table-cell table:style-name="ce4" table:formula="of:=MAX([.P3:.P4])" office:value-type="float" office:value="-0.00443009999999999" calcext:value-type="float">
            <text:p>-0.004</text:p>
          </table:table-cell>
          <table:table-cell table:style-name="ce4" table:formula="of:=MAX([.Q3:.Q4])" office:value-type="float" office:value="0" calcext:value-type="float">
            <text:p>0.000</text:p>
          </table:table-cell>
          <table:table-cell table:style-name="ce4" table:formula="of:=MAX([.R3:.R4])" office:value-type="float" office:value="265" calcext:value-type="float">
            <text:p>265.000</text:p>
          </table:table-cell>
          <table:table-cell table:number-columns-repeated="3"/>
          <table:table-cell table:style-name="ce4" table:formula="of:=MAX([.V3:.V4])" office:value-type="float" office:value="0.107892" calcext:value-type="float">
            <text:p>0.108</text:p>
          </table:table-cell>
          <table:table-cell table:style-name="ce4" table:formula="of:=MAX([.W3:.W4])" office:value-type="float" office:value="0" calcext:value-type="float">
            <text:p>0.000</text:p>
          </table:table-cell>
          <table:table-cell table:style-name="ce4" table:formula="of:=MAX([.X3:.X4])" office:value-type="float" office:value="214.91" calcext:value-type="float">
            <text:p>214.910</text:p>
          </table:table-cell>
          <table:table-cell table:number-columns-repeated="3"/>
          <table:table-cell table:style-name="ce4" table:formula="of:=MAX([.AB3:.AB4])" office:value-type="float" office:value="0.000000000665189" calcext:value-type="float">
            <text:p>0.000</text:p>
          </table:table-cell>
          <table:table-cell table:style-name="ce4" table:formula="of:=MAX([.AC3:.AC4])" office:value-type="float" office:value="0" calcext:value-type="float">
            <text:p>0.000</text:p>
          </table:table-cell>
          <table:table-cell table:style-name="ce4" table:formula="of:=MAX([.AD3:.AD4])" office:value-type="float" office:value="9.29759" calcext:value-type="float">
            <text:p>9.298</text:p>
          </table:table-cell>
        </table:table-row>
        <table:table-row table:style-name="ro1">
          <table:table-cell table:number-columns-repeated="2"/>
          <table:table-cell table:style-name="ce5" table:formula="of:=MAX([.C3:.C6])" office:value-type="float" office:value="0.000000000514453" calcext:value-type="float">
            <text:p>0.000</text:p>
          </table:table-cell>
          <table:table-cell table:style-name="ce5" table:formula="of:=MAX([.D3:.D6])" office:value-type="float" office:value="0" calcext:value-type="float">
            <text:p>0.000</text:p>
          </table:table-cell>
          <table:table-cell table:style-name="ce5" table:formula="of:=MAX([.E3:.E6])" office:value-type="float" office:value="14.2177" calcext:value-type="float">
            <text:p>14.218</text:p>
          </table:table-cell>
          <table:table-cell table:number-columns-repeated="3"/>
          <table:table-cell table:style-name="ce5" table:formula="of:=MAX([.I3:.I6])" office:value-type="float" office:value="-0.0669798" calcext:value-type="float">
            <text:p>-0.067</text:p>
          </table:table-cell>
          <table:table-cell table:style-name="ce5" table:formula="of:=MAX([.J3:.J6])" office:value-type="float" office:value="0" calcext:value-type="float">
            <text:p>0.000</text:p>
          </table:table-cell>
          <table:table-cell table:style-name="ce5" table:formula="of:=MAX([.K3:.K6])" office:value-type="float" office:value="243.141" calcext:value-type="float">
            <text:p>243.141</text:p>
          </table:table-cell>
          <table:table-cell table:number-columns-repeated="4"/>
          <table:table-cell table:style-name="ce5" table:formula="of:=MAX([.P3:.P6])" office:value-type="float" office:value="-0.00443009999999999" calcext:value-type="float">
            <text:p>-0.004</text:p>
          </table:table-cell>
          <table:table-cell table:style-name="ce5" table:formula="of:=MAX([.Q3:.Q6])" office:value-type="float" office:value="0" calcext:value-type="float">
            <text:p>0.000</text:p>
          </table:table-cell>
          <table:table-cell table:style-name="ce5" table:formula="of:=MAX([.R3:.R6])" office:value-type="float" office:value="304.071" calcext:value-type="float">
            <text:p>304.071</text:p>
          </table:table-cell>
          <table:table-cell table:number-columns-repeated="3"/>
          <table:table-cell table:style-name="ce5" table:formula="of:=MAX([.V3:.V6])" office:value-type="float" office:value="0.123677" calcext:value-type="float">
            <text:p>0.124</text:p>
          </table:table-cell>
          <table:table-cell table:style-name="ce5" table:formula="of:=MAX([.W3:.W6])" office:value-type="float" office:value="0" calcext:value-type="float">
            <text:p>0.000</text:p>
          </table:table-cell>
          <table:table-cell table:style-name="ce5" table:formula="of:=MAX([.X3:.X6])" office:value-type="float" office:value="246.386" calcext:value-type="float">
            <text:p>246.386</text:p>
          </table:table-cell>
          <table:table-cell table:number-columns-repeated="3"/>
          <table:table-cell table:style-name="ce5" table:formula="of:=MAX([.AB3:.AB6])" office:value-type="float" office:value="0.0000000016293" calcext:value-type="float">
            <text:p>0.000</text:p>
          </table:table-cell>
          <table:table-cell table:style-name="ce5" table:formula="of:=MAX([.AC3:.AC6])" office:value-type="float" office:value="0" calcext:value-type="float">
            <text:p>0.000</text:p>
          </table:table-cell>
          <table:table-cell table:style-name="ce5" table:formula="of:=MAX([.AD3:.AD6])" office:value-type="float" office:value="10.9332" calcext:value-type="float">
            <text:p>10.93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 table:formula="of:=([.E8]-[.E7])/[.E7]" office:value-type="percentage" office:value="0.167912532036538" calcext:value-type="percentage">
            <text:p>16.79%</text:p>
          </table:table-cell>
          <table:table-cell table:number-columns-repeated="5"/>
          <table:table-cell table:style-name="ce6" table:formula="of:=([.K8]-[.K7])/[.K7]" office:value-type="percentage" office:value="0.146410233439735" calcext:value-type="percentage">
            <text:p>14.64%</text:p>
          </table:table-cell>
          <table:table-cell table:number-columns-repeated="6"/>
          <table:table-cell table:style-name="ce6" table:formula="of:=([.R8]-[.R7])/[.R7]" office:value-type="percentage" office:value="0.147437735849057" calcext:value-type="percentage">
            <text:p>14.74%</text:p>
          </table:table-cell>
          <table:table-cell table:number-columns-repeated="5"/>
          <table:table-cell table:style-name="ce6" table:formula="of:=([.X8]-[.X7])/[.X7]" office:value-type="percentage" office:value="0.146461309385324" calcext:value-type="percentage">
            <text:p>14.65%</text:p>
          </table:table-cell>
          <table:table-cell table:number-columns-repeated="5"/>
          <table:table-cell table:style-name="ce6" table:formula="of:=([.AD8]-[.AD7])/[.AD7]" office:value-type="percentage" office:value="0.175917630267628" calcext:value-type="percentage">
            <text:p>17.59%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__Anonymous_Sheet_DB__0" table:target-range-address="Sheet1.A3:Sheet1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57:59.974777565</meta:creation-date>
    <dc:date>2016-03-16T10:14:19.647144597</dc:date>
    <meta:editing-duration>PT12M58S</meta:editing-duration>
    <meta:editing-cycles>10</meta:editing-cycles>
    <meta:generator>LibreOffice/4.2.8.2$Linux_X86_64 LibreOffice_project/420m0$Build-2</meta:generator>
    <meta:document-statistic meta:table-count="1" meta:cell-count="180" meta:object-count="0"/>
  </office:meta>
</office:document-meta>
</file>